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391" officeooo:paragraph-rsid="001ba391"/>
    </style:style>
    <style:style style:name="T1" style:family="text">
      <style:text-properties officeooo:rsid="001a0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<text:span text:style-name="T1">var/www/html</text:span></text:p>
      <text:p text:style-name="Standard"/>
      <text:p text:style-name="P1">scp -i pemfile -r my3cart <text:a xlink:type="simple" xlink:href="mailto:ubuntu@52" text:style-name="Internet_20_link" text:visited-style-name="Visited_20_Internet_20_Link">ubuntu@52</text:a>.....:/var/www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5:08:25.185597418</meta:creation-date>
    <dc:date>2015-10-30T15:11:19.304438105</dc:date>
    <meta:editing-duration>PT2M54S</meta:editing-duration>
    <meta:editing-cycles>2</meta:editing-cycles>
    <meta:generator>LibreOffice/4.3.2.2$Linux_X86_64 LibreOffice_project/430m0$Build-2</meta:generator>
    <meta:document-statistic meta:table-count="0" meta:image-count="0" meta:object-count="0" meta:page-count="1" meta:paragraph-count="2" meta:word-count="7" meta:character-count="67" meta:non-whitespace-character-count="62"/>
  </office:meta>
</office:document-meta>
</file>